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Frame_20_contents">
      <style:text-properties fo:font-weight="bold" style:font-weight-asian="bold" style:font-weight-complex="bold"/>
    </style:style>
    <style:style style:name="P4" style:family="paragraph" style:parent-style-name="Heading_20_1">
      <style:text-properties officeooo:rsid="005a4894" officeooo:paragraph-rsid="005a4894"/>
    </style:style>
    <style:style style:name="P5" style:family="paragraph" style:parent-style-name="Heading_20_2">
      <style:text-properties officeooo:rsid="005a4894" officeooo:paragraph-rsid="005a4894"/>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officeooo:paragraph-rsid="005a4894"/>
    </style:style>
    <style:style style:name="P8" style:family="paragraph" style:parent-style-name="Text_20_body">
      <style:text-properties officeooo:rsid="005a4894" officeooo:paragraph-rsid="005a4894"/>
    </style:style>
    <style:style style:name="P9" style:family="paragraph" style:parent-style-name="Text_20_body">
      <style:paragraph-properties fo:break-before="page"/>
      <style:text-properties officeooo:rsid="005a4894" officeooo:paragraph-rsid="005a4894"/>
    </style:style>
    <style:style style:name="P10" style:family="paragraph" style:parent-style-name="Text_20_body">
      <style:text-properties officeooo:rsid="005b6850" officeooo:paragraph-rsid="005b6850"/>
    </style:style>
    <style:style style:name="P11" style:family="paragraph" style:parent-style-name="Text_20_body">
      <style:paragraph-properties fo:text-align="center" style:justify-single-word="false"/>
      <style:text-properties officeooo:rsid="005b6850" officeooo:paragraph-rsid="005b6850"/>
    </style:style>
    <style:style style:name="P12" style:family="paragraph" style:parent-style-name="Text_20_body" style:list-style-name="L1">
      <style:text-properties officeooo:rsid="005b6850" officeooo:paragraph-rsid="005b6850"/>
    </style:style>
    <style:style style:name="P13" style:family="paragraph" style:parent-style-name="Text_20_body">
      <style:paragraph-properties fo:margin-left="0.4925in" fo:text-indent="0in" style:auto-text-indent="false"/>
      <style:text-properties fo:font-style="italic" officeooo:rsid="005b6850" officeooo:paragraph-rsid="005b6850" style:font-style-asian="italic" style:font-style-complex="italic"/>
    </style:style>
    <style:style style:name="P14" style:family="paragraph" style:parent-style-name="Text_20_body">
      <style:paragraph-properties fo:margin-left="0.4925in" fo:text-indent="0in" style:auto-text-indent="false"/>
      <style:text-properties fo:font-style="italic" officeooo:rsid="005cc59e" officeooo:paragraph-rsid="005cc59e" style:font-style-asian="italic" style:font-style-complex="italic"/>
    </style:style>
    <style:style style:name="P15" style:family="paragraph" style:parent-style-name="Text_20_body">
      <style:text-properties officeooo:rsid="005cc59e" officeooo:paragraph-rsid="005cc59e"/>
    </style:style>
    <style:style style:name="P16" style:family="paragraph" style:parent-style-name="Text_20_body" style:list-style-name="L2">
      <style:text-properties officeooo:rsid="005cc59e" officeooo:paragraph-rsid="005cc59e"/>
    </style:style>
    <style:style style:name="P17" style:family="paragraph" style:parent-style-name="Text_20_body" style:list-style-name="L3">
      <style:text-properties officeooo:rsid="005cc59e" officeooo:paragraph-rsid="005cc59e"/>
    </style:style>
    <style:style style:name="P18" style:family="paragraph" style:parent-style-name="Text_20_body" style:list-style-name="L4">
      <style:text-properties officeooo:rsid="005cc59e" officeooo:paragraph-rsid="005cc59e"/>
    </style:style>
    <style:style style:name="P19" style:family="paragraph" style:parent-style-name="Text_20_body" style:list-style-name="L4">
      <style:text-properties fo:font-weight="bold" officeooo:rsid="005cc59e" officeooo:paragraph-rsid="005cc59e" style:font-weight-asian="bold" style:font-weight-complex="bold"/>
    </style:style>
    <style:style style:name="P20" style:family="paragraph" style:parent-style-name="Text_20_body">
      <style:text-properties fo:font-style="normal" fo:font-weight="bold" officeooo:rsid="005cc59e" officeooo:paragraph-rsid="005cc59e" style:font-style-asian="normal" style:font-weight-asian="bold" style:font-style-complex="normal" style:font-weight-complex="bold"/>
    </style:style>
    <style:style style:name="P21" style:family="paragraph" style:parent-style-name="Text_20_body" style:list-style-name="L4">
      <style:text-properties officeooo:rsid="005d40c8" officeooo:paragraph-rsid="005d40c8"/>
    </style:style>
    <style:style style:name="T1" style:family="text">
      <style:text-properties officeooo:rsid="000f7497"/>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5a4894"/>
    </style:style>
    <style:style style:name="T6" style:family="text">
      <style:text-properties officeooo:rsid="005b6850"/>
    </style:style>
    <style:style style:name="T7" style:family="text">
      <style:text-properties officeooo:rsid="005cc59e"/>
    </style:style>
    <style:style style:name="T8" style:family="text">
      <style:text-properties officeooo:rsid="005d40c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text:style-name="Outline">
        <text:list-item>
          <text:h text:style-name="P4" text:outline-level="1">Quick Start</text:h>
        </text:list-item>
      </text:list>
      <text:p text:style-name="P8">This section covers a quick re-cap on how to operate an existing AutomataCI for all different levels of users (from non-technical grade to AutomataCI developer grade). This would be the last section for non-technical grade individual seeking to operate AutomataCI without any technical developer assistance.</text:p>
      <text:p text:style-name="P8"/>
      <text:p text:style-name="P8">The sub-sections are the steps for executing the AutomataCI in a linear fashion.</text:p>
      <text:p text:style-name="P8"/>
      <text:list text:continue-numbering="true" text:style-name="Outline">
        <text:list-item>
          <text:list>
            <text:list-item>
              <text:h text:style-name="P5" text:outline-level="2">Download the Project Repository</text:h>
            </text:list-item>
          </text:list>
        </text:list-item>
      </text:list>
      <text:p text:style-name="P8">Most project are version controlled in a repository. If the Project is using Git (<text:a xlink:type="simple" xlink:href="https://git-scm.com/" text:style-name="Internet_20_link" text:visited-style-name="Visited_20_Internet_20_Link">https://git-scm.com/</text:a>), then the command is:</text:p>
      <text:p text:style-name="Frame_20_contents">$ git clone [YOUR_PROJECT_URL]</text:p>
      <text:p text:style-name="Frame_20_contents">$ cd [YOUR_PROJECT]</text:p>
      <text:p text:style-name="P8"/>
      <text:list text:continue-numbering="true" text:style-name="Outline">
        <text:list-item>
          <text:list>
            <text:list-item>
              <text:h text:style-name="Heading_20_2" text:outline-level="2"><text:span text:style-name="T5">Checks </text:span>CONFIG.toml</text:h>
            </text:list-item>
          </text:list>
        </text:list-item>
      </text:list>
      <text:p text:style-name="P8">Review the <text:span text:style-name="T4">CONFIG.toml</text:span> file right at the repository’s root directory. This configuration file defines the project’s automation entirely.</text:p>
      <text:p text:style-name="P8"/>
      <text:p text:style-name="P3">IMPORTANT REMINDER</text:p>
      <text:p text:style-name="Frame_20_contents">For AutomataCI <text:span text:style-name="T2">below version 3.0.0</text:span>, it is <text:span text:style-name="T3">STRICTLY “KEY = STRING” syntax only</text:span>. DO NOT go fancy with other TOML data types.</text:p>
      <text:p text:style-name="P8"/>
      <text:list text:continue-numbering="true" text:style-name="Outline">
        <text:list-item>
          <text:list>
            <text:list-item>
              <text:h text:style-name="Heading_20_2" text:outline-level="2">Source SECRETS.toml</text:h>
            </text:list-item>
          </text:list>
        </text:list-item>
      </text:list>
      <text:p text:style-name="P8">Like CONFIG.toml but it holds secrets setting data. You need to request from your project administrator. The placement of the file is usually next to <text:span text:style-name="T4">CONFIG.toml</text:span>. When needed, symbolic link can be used.</text:p>
      <text:p text:style-name="P8"/>
      <text:list text:continue-numbering="true" text:style-name="Outline">
        <text:list-item>
          <text:list>
            <text:list-item>
              <text:h text:style-name="P7" text:outline-level="2"><text:span text:style-name="T5">Setup AutomataCI Resources</text:span></text:h>
            </text:list-item>
          </text:list>
        </text:list-item>
      </text:list>
      <text:p text:style-name="P8">To quickly configure the development machine with AutomataCI’s baseline resources, simply run:</text:p>
      <text:p text:style-name="Frame_20_contents">$ ./automataCI/ci.sh.ps1 env</text:p>
      <text:p text:style-name="P8"/>
      <text:p text:style-name="P8">If there is any error or warning involved here, it means the project cannot be fully built on this machine since AutomataCI baseline resources depending on what is absent and its criticality.</text:p>
      <text:p text:style-name="P8"/>
      <text:list text:continue-numbering="true" text:style-name="Outline">
        <text:list-item>
          <text:list>
            <text:list-item>
              <text:h text:style-name="Heading_20_2" text:outline-level="2">Setup Project <text:span text:style-name="T5">Resources</text:span></text:h>
            </text:list-item>
          </text:list>
        </text:list-item>
      </text:list>
      <text:p text:style-name="P8">To setup the project’s , simply run:</text:p>
      <text:p text:style-name="Frame_20_contents">$ ./automataCI/ci.sh.ps1 setup</text:p>
      <text:p text:style-name="P8"/>
      <text:p text:style-name="P8">If there is any error involved here, it means some resources cannot be met so project development is required.</text:p>
      <text:p text:style-name="P8"/>
      <text:list text:continue-numbering="true" text:style-name="Outline">
        <text:list-item>
          <text:list>
            <text:list-item>
              <text:h text:style-name="Heading_20_2" text:outline-level="2">Get All Project Dependencies</text:h>
            </text:list-item>
          </text:list>
        </text:list-item>
      </text:list>
      <text:p text:style-name="P8">To pull in all the dependencies the project is using, simply run:</text:p>
      <text:p text:style-name="Frame_20_contents">$ ./automataCI/ci.sh.ps1 prepare</text:p>
      <text:p text:style-name="P8"/>
      <text:p text:style-name="P8">If there is any error involved here, it means some project dependencies cannot be met so the project developers have to resolve the matter here.</text:p>
      <text:p text:style-name="P8"/>
      <text:list text:continue-numbering="true" text:style-name="Outline">
        <text:list-item>
          <text:list>
            <text:list-item>
              <text:h text:style-name="Heading_20_2" text:outline-level="2">To Start Development</text:h>
            </text:list-item>
          </text:list>
        </text:list-item>
      </text:list>
      <text:p text:style-name="P8">Before starting a development, simply run the following to obtain some initialization instructions (depending on project):</text:p>
      <text:p text:style-name="Frame_20_contents">$ ./automataCI/ci.sh.ps1 start</text:p>
      <text:p text:style-name="P8"/>
      <text:p text:style-name="P9"/>
      <text:list text:continue-numbering="true" text:style-name="Outline">
        <text:list-item>
          <text:list>
            <text:list-item>
              <text:h text:style-name="Heading_20_2" text:outline-level="2">To Test the Project</text:h>
            </text:list-item>
          </text:list>
        </text:list-item>
      </text:list>
      <text:p text:style-name="P10">To initiate the test executions for the entire project, simply run:</text:p>
      <text:p text:style-name="Frame_20_contents">$ ./automataCI/ci.sh.ps1 test</text:p>
      <text:p text:style-name="P10"/>
      <text:list xml:id="list112423540172845" text:continue-numbering="true" text:style-name="Outline">
        <text:list-item>
          <text:list>
            <text:list-item>
              <text:h text:style-name="Heading_20_2" text:outline-level="2"><text:span text:style-name="T6">To </text:span>Build for Local Use</text:h>
            </text:list-item>
          </text:list>
        </text:list-item>
      </text:list>
      <text:p text:style-name="P10">To build the project only for this host machine, simply run:</text:p>
      <text:p text:style-name="Frame_20_contents">$ ./automataCI/ci.sh.ps1 materialize</text:p>
      <text:p text:style-name="P10"/>
      <text:p text:style-name="P10">Upon completion, you should find the built aritifacts in the following directory path defined by the pathing variables inside <text:span text:style-name="T4">CONFIG.toml</text:span>:</text:p>
      <text:list text:style-name="L1">
        <text:list-item>
          <text:p text:style-name="P12">Executable - ${PROJECT_PATH_ROOT}/${PROJECT_PATH_BIN}/</text:p>
        </text:list-item>
        <text:list-item>
          <text:p text:style-name="P12">Libraries - ${PROJECT_PATH_ROOT}/${PROJECT_PATH_LIB}/</text:p>
        </text:list-item>
      </text:list>
      <text:p text:style-name="P10"/>
      <text:p text:style-name="P13">NOTICE</text:p>
      <text:p text:style-name="P13">This step can be skipped when there isn’t a need. It was designed for packaging purposes where AutomataCI is packaged along with the source codes in open-source application.</text:p>
      <text:p text:style-name="P10"/>
      <text:list text:continue-list="list112423540172845" text:style-name="Outline">
        <text:list-item>
          <text:list>
            <text:list-item>
              <text:h text:style-name="Heading_20_2" text:outline-level="2"><text:span text:style-name="T6">To </text:span>Build For Production</text:h>
            </text:list-item>
          </text:list>
        </text:list-item>
      </text:list>
      <text:p text:style-name="P10">To initiate the project full build production pipeline, simply run:</text:p>
      <text:p text:style-name="P10">$ ./automataCI/ci.sh.ps1 build</text:p>
      <text:p text:style-name="P10"/>
      <text:p text:style-name="P10">Upon completion, you should find the built aritifacts <text:bookmark-start text:name="__DdeLink__772_740944785"/>in the following directory path defined by the pathing variables inside <text:span text:style-name="T4">CONFIG.toml</text:span>:</text:p>
      <text:p text:style-name="P11">${PROJECT_PATH_ROOT}/${PROJECT_PATH_BUILD}/<text:bookmark-end text:name="__DdeLink__772_740944785"/></text:p>
      <text:p text:style-name="P10"/>
      <text:list text:continue-numbering="true" text:style-name="Outline">
        <text:list-item>
          <text:list>
            <text:list-item>
              <text:h text:style-name="P6" text:outline-level="2">To Notarize Built Artifacts</text:h>
            </text:list-item>
          </text:list>
        </text:list-item>
      </text:list>
      <text:p text:style-name="P10">To notarize the built artifacts, simply run:</text:p>
      <text:p text:style-name="Frame_20_contents">$ ./automataCI/ci.sh.ps1 notarize</text:p>
      <text:p text:style-name="P10"/>
      <text:p text:style-name="P10">Upon completion, the applicable executables should be signed.</text:p>
      <text:p text:style-name="P10"/>
      <text:p text:style-name="P13">GENTLE REMINDER</text:p>
      <text:p text:style-name="P13">It’s your obligation to provide proper credentials via the SECRETS.toml file before executing this job.</text:p>
      <text:p text:style-name="P10"/>
      <text:list text:continue-numbering="true" text:style-name="Outline">
        <text:list-item>
          <text:list>
            <text:list-item>
              <text:h text:style-name="Heading_20_2" text:outline-level="2">To Package The Products</text:h>
            </text:list-item>
          </text:list>
        </text:list-item>
      </text:list>
      <text:p text:style-name="P10">To package the products, simply run:</text:p>
      <text:p text:style-name="Frame_20_contents">$ ./automataCI/ci.sh.ps1 package</text:p>
      <text:p text:style-name="P10"/>
      <text:p text:style-name="P10">Upon completion, you should find all the packages in the following directory path defined by the pathing variables inside <text:span text:style-name="T4">CONFIG.toml</text:span>:</text:p>
      <text:p text:style-name="P11">${PROJECT_PATH_ROOT}/${PROJECT_PATH_PKG}/</text:p>
      <text:p text:style-name="P10"/>
      <text:list text:continue-numbering="true" text:style-name="Outline">
        <text:list-item>
          <text:list>
            <text:list-item>
              <text:h text:style-name="Heading_20_2" text:outline-level="2">To <text:span text:style-name="T7">Release The Package</text:span></text:h>
            </text:list-item>
          </text:list>
        </text:list-item>
      </text:list>
      <text:p text:style-name="P15">To release the package, simply run:</text:p>
      <text:p text:style-name="Frame_20_contents">$ ./automataCI/ci.sh.ps1 release</text:p>
      <text:p text:style-name="P15"/>
      <text:p text:style-name="P20"><text:bookmark-start text:name="__DdeLink__804_740944785"/>WARNING: this is a 1-WAY (NO U-TURN) execution. Please DOUBLE CHECK before execute.</text:p>
      <text:p text:style-name="P15"/>
      <text:p text:style-name="P15">Upon completion, you may check the distributed stores for the official released packages.</text:p>
      <text:p text:style-name="P15"><text:bookmark-end text:name="__DdeLink__804_740944785"/></text:p>
      <text:list text:continue-numbering="true" text:style-name="Outline">
        <text:list-item>
          <text:list>
            <text:list-item>
              <text:h text:style-name="P6" text:outline-level="2">To Deploy Released Packages</text:h>
            </text:list-item>
          </text:list>
        </text:list-item>
      </text:list>
      <text:p text:style-name="P15">To deploy the released packages into the active ecosystem, simply run:</text:p>
      <text:p text:style-name="Frame_20_contents">$ ./automataCI/ci.sh.ps1 deploy</text:p>
      <text:p text:style-name="P15"/>
      <text:p text:style-name="P20">WARNING: this is a 1-WAY (NO U-TURN) execution. Please DOUBLE CHECK before execute.</text:p>
      <text:p text:style-name="P15"/>
      <text:p text:style-name="P15">Upon completion, you may check the distributed stores for the official released packages.</text:p>
      <text:p text:style-name="P15"/>
      <text:list text:continue-numbering="true" text:style-name="Outline">
        <text:list-item>
          <text:list>
            <text:list-item>
              <text:h text:style-name="Heading_20_2" text:outline-level="2">To Archive the Workspace</text:h>
            </text:list-item>
          </text:list>
        </text:list-item>
      </text:list>
      <text:p text:style-name="P15">To archive the workspace for forensic analysis, simply run:</text:p>
      <text:p text:style-name="Frame_20_contents">$ ./automataCI/ci.sh.ps1 archive</text:p>
      <text:p text:style-name="P15"/>
      <text:list text:continue-numbering="true" text:style-name="Outline">
        <text:list-item>
          <text:list>
            <text:list-item>
              <text:h text:style-name="Heading_20_2" text:outline-level="2">To Clean Up The Project</text:h>
            </text:list-item>
          </text:list>
        </text:list-item>
      </text:list>
      <text:p text:style-name="P15">To clean up the project, simply run:</text:p>
      <text:p text:style-name="Frame_20_contents">$ ./automataCI/ci.sh.ps1 clean</text:p>
      <text:p text:style-name="P15"/>
      <text:list text:continue-numbering="true" text:style-name="Outline">
        <text:list-item>
          <text:list>
            <text:list-item>
              <text:h text:style-name="Heading_20_2" text:outline-level="2">To Nuke and Purge the Project</text:h>
            </text:list-item>
          </text:list>
        </text:list-item>
      </text:list>
      <text:p text:style-name="P15">To restore the project back to initial position, simply run:</text:p>
      <text:p text:style-name="Frame_20_contents">$ ./automataCI/ci.sh.ps1 purge</text:p>
      <text:p text:style-name="P15"/>
      <text:p text:style-name="P14">WARNING</text:p>
      <text:p text:style-name="P14">This will nuke everything. You will need to start over from scratch.</text:p>
      <text:p text:style-name="P15"/>
      <text:list xml:id="list112422896541336" text:continue-numbering="true" text:style-name="Outline">
        <text:list-item>
          <text:list>
            <text:list-item>
              <text:h text:style-name="P6" text:outline-level="2">To Customize A CI Job</text:h>
            </text:list-item>
          </text:list>
        </text:list-item>
      </text:list>
      <text:p text:style-name="P15">To customize a CI job, modify the recipe files located either inside:</text:p>
      <text:list text:style-name="L2">
        <text:list-item>
          <text:p text:style-name="P16">project-wide: ${PROJECT_PATH_ROOT}/${PROJECT_PATH_SOURCE}/.ci/ directory; OR</text:p>
        </text:list-item>
        <text:list-item>
          <text:p text:style-name="P16">tech-specific: ${PROJECT_PATH_ROOT}/[TECH]/.ci directory</text:p>
        </text:list-item>
      </text:list>
      <text:p text:style-name="P15"/>
      <text:p text:style-name="P15">Some default tech directory name defined in <text:span text:style-name="T4">CONFIG.toml</text:span> are:</text:p>
      <text:list text:style-name="L3">
        <text:list-item>
          <text:p text:style-name="P17">Go - $PROJECT_GO</text:p>
        </text:list-item>
        <text:list-item>
          <text:p text:style-name="P17">Rust - $PROJECT_RUST</text:p>
        </text:list-item>
        <text:list-item>
          <text:p text:style-name="P17">Python - $PROJECT_PYTHON</text:p>
        </text:list-item>
        <text:list-item>
          <text:p text:style-name="P17">…</text:p>
        </text:list-item>
      </text:list>
      <text:p text:style-name="P15">Read through the project’s <text:span text:style-name="T4">CONFIG.toml</text:span> to understand what are enabled.</text:p>
      <text:p text:style-name="P15"/>
      <text:p text:style-name="P15">DO NOT modify anything inside <text:span text:style-name="T4">automataCI/</text:span> directory. They get overridden upon updates.</text:p>
      <text:p text:style-name="P15"/>
      <text:list text:continue-list="list112422896541336" text:style-name="Outline">
        <text:list-item>
          <text:list>
            <text:list-item>
              <text:h text:style-name="Heading_20_2" text:outline-level="2">To Upgrade AutomataCI</text:h>
            </text:list-item>
          </text:list>
        </text:list-item>
      </text:list>
      <text:p text:style-name="P15">Run through the following checklist:</text:p>
      <text:list text:style-name="L4">
        <text:list-item>
          <text:p text:style-name="P19">Is there any feature and business needs?</text:p>
          <text:list>
            <text:list-item>
              <text:p text:style-name="P18">AutomataCI is a tool. When heavily customized, it usually requires manual and laborious porting. <text:span text:style-name="T3">You should seek out any features or bug fixes. Otherwise, you are NOT OBLIGATED to update at all</text:span>.</text:p>
            </text:list-item>
          </text:list>
        </text:list-item>
        <text:list-item>
          <text:p text:style-name="P18">Download and overwrite the <text:span text:style-name="T4">automataCI/</text:span> directory by remove then setup fresh approach.</text:p>
        </text:list-item>
        <text:list-item>
          <text:p text:style-name="P18">Port the <text:span text:style-name="T4">CONFIG.toml</text:span> file (transfer fields by fields).</text:p>
        </text:list-item>
        <text:list-item>
          <text:p text:style-name="P18">Apply additional changes when needed.</text:p>
        </text:list-item>
        <text:list-item>
          <text:p text:style-name="P18">Update and patch the project-wide ($PROJECT_PATH_SOURCE) and tech specific (e.g. $PROJECT_GO) directories:</text:p>
          <text:list>
            <text:list-item>
              <text:p text:style-name="P18">remove what is no longer needed; AND</text:p>
            </text:list-item>
            <text:list-item>
              <text:p text:style-name="P18">rename what is being moved; AND</text:p>
            </text:list-item>
            <text:list-item>
              <text:p text:style-name="P18">add what is newly added; AND</text:p>
            </text:list-item>
            <text:list-item>
              <text:p text:style-name="P18">transfer the <text:span text:style-name="T3">.ci/</text:span> directory customized recipes into its newer versions; AND</text:p>
            </text:list-item>
          </text:list>
        </text:list-item>
        <text:list-item>
          <text:p text:style-name="P18"><text:span text:style-name="T8">T</text:span>est and re-run all CI jobs until Package is suffice.</text:p>
        </text:list-item>
        <text:list-item>
          <text:p text:style-name="P21">Commit the changes when everything is working as per usual.</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en" fo:country="MY"/>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5</text:page-number><text:s/>of <text:page-count>6</text:page-count><text:s/><text:span text:style-name="MT1">| </text:span><text:title>Quick Start</text:title></text:p>
      </style:footer>
    </style:master-page>
    <style:master-page style:name="Left_20_Page" style:display-name="Left Page" style:page-layout-name="Mpm4" draw:style-name="Mdp1" style:next-style-name="Right_20_Page">
      <style:footer>
        <text:p text:style-name="Footer"><text:title>Quick Start</text:title><text:s/><text:span text:style-name="MT1">| </text:span>Page <text:page-number text:select-page="current">4</text:page-number><text:s/>of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0:38:16.828040864</meta:creation-date>
    <dc:title>Quick Start</dc:title>
    <meta:generator>LibreOffice/24.2.5.2$Linux_X86_64 LibreOffice_project/bffef4ea93e59bebbeaf7f431bb02b1a39ee8a59</meta:generator>
    <meta:editing-duration>PT1M19S</meta:editing-duration>
    <meta:editing-cycles>3</meta:editing-cycles>
    <dc:contributor>(Holloway) Chew</dc:contributor>
    <dc:contributor>Kean Ho</dc:contributor>
    <dc:coverage>Quick Start</dc:coverage>
    <dc:identifier>automataci-development</dc:identifier>
    <dc:subject>A fragment of AutomataCI engineering specification</dc:subject>
    <meta:initial-creator>Kean Ho Chew</meta:initial-creator>
    <dc:publisher>AutomataCI Team</dc:publisher>
    <meta:keyword>Quick Start</meta:keyword>
    <dc:date>2024-07-31T11:24:22.299733042</dc:date>
    <dc:creator>Kean Ho Chew</dc:creator>
    <meta:document-statistic meta:table-count="0" meta:image-count="0" meta:object-count="0" meta:page-count="6" meta:paragraph-count="104" meta:word-count="919" meta:character-count="6116" meta:non-whitespace-character-count="5319"/>
    <meta:template xlink:type="simple" xlink:actuate="onRequest" xlink:title="Noto Sans Light Default Template" xlink:href="../../../../../../../../templates/default.ott" meta:date="2024-03-25T07:09:47.213847945"/>
  </office:meta>
</office:document-meta>
</file>